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paragraph-rsid="000ccf4d" style:font-size-asian="11pt" style:font-size-complex="11pt"/>
    </style:style>
    <style:style style:name="P4" style:family="paragraph" style:parent-style-name="Standard">
      <style:text-properties fo:font-size="11pt" officeooo:rsid="000e4e38" officeooo:paragraph-rsid="000e4e38" style:font-size-asian="11pt" style:font-size-complex="11pt"/>
    </style:style>
    <style:style style:name="P5" style:family="paragraph" style:parent-style-name="Standard">
      <style:text-properties fo:font-size="11pt" officeooo:rsid="000e4e38" officeooo:paragraph-rsid="000f596f" style:font-size-asian="11pt" style:font-size-complex="11pt"/>
    </style:style>
    <style:style style:name="P6" style:family="paragraph" style:parent-style-name="Standard">
      <style:text-properties fo:font-size="11pt" officeooo:rsid="000f596f" officeooo:paragraph-rsid="000f596f" style:font-size-asian="11pt" style:font-size-complex="11pt"/>
    </style:style>
    <style:style style:name="P7" style:family="paragraph" style:parent-style-name="Standard">
      <style:text-properties fo:font-size="11pt" officeooo:rsid="0012246e" officeooo:paragraph-rsid="0012246e" style:font-size-asian="11pt" style:font-size-complex="11pt"/>
    </style:style>
    <style:style style:name="P8" style:family="paragraph" style:parent-style-name="Standard">
      <style:text-properties fo:font-size="11pt" officeooo:rsid="00157b2a" officeooo:paragraph-rsid="00157b2a" style:font-size-asian="11pt" style:font-size-complex="11pt"/>
    </style:style>
    <style:style style:name="P9" style:family="paragraph" style:parent-style-name="Standard">
      <style:text-properties fo:font-size="11pt" officeooo:rsid="00182c37" officeooo:paragraph-rsid="00182c37" style:font-size-asian="11pt" style:font-size-complex="11pt"/>
    </style:style>
    <style:style style:name="P10" style:family="paragraph" style:parent-style-name="Standard">
      <style:text-properties fo:font-size="11pt" officeooo:rsid="0019db45" officeooo:paragraph-rsid="0019db45" style:font-size-asian="11pt" style:font-size-complex="11pt"/>
    </style:style>
    <style:style style:name="P11" style:family="paragraph" style:parent-style-name="Standard">
      <style:text-properties fo:font-size="11pt" officeooo:rsid="001bc01c" officeooo:paragraph-rsid="001bc01c" style:font-size-asian="11pt" style:font-size-complex="11pt"/>
    </style:style>
    <style:style style:name="P12" style:family="paragraph" style:parent-style-name="Standard">
      <style:text-properties fo:font-size="11pt" officeooo:rsid="001d47a5" officeooo:paragraph-rsid="001d47a5" style:font-size-asian="11pt" style:font-size-complex="11pt"/>
    </style:style>
    <style:style style:name="P13" style:family="paragraph" style:parent-style-name="Standard">
      <style:text-properties fo:font-size="11pt" officeooo:rsid="0021fe70" officeooo:paragraph-rsid="0021fe70" style:font-size-asian="11pt" style:font-size-complex="11pt"/>
    </style:style>
    <style:style style:name="P14" style:family="paragraph" style:parent-style-name="Standard">
      <style:text-properties fo:font-size="11pt" fo:font-weight="bold" officeooo:rsid="0013dcb3" officeooo:paragraph-rsid="0013dcb3" style:font-size-asian="11pt" style:font-weight-asian="bold" style:font-size-complex="11pt" style:font-weight-complex="bold"/>
    </style:style>
    <style:style style:name="P15" style:family="paragraph" style:parent-style-name="Standard">
      <style:text-properties fo:font-size="11pt" officeooo:paragraph-rsid="001ae3e2"/>
    </style:style>
    <style:style style:name="P16" style:family="paragraph" style:parent-style-name="Standard">
      <style:paragraph-properties style:line-height-at-least="0.198in"/>
      <style:text-properties fo:color="#cccccc" loext:opacity="100%" style:font-name="Droid Sans Mono" fo:font-size="10.5pt" fo:font-weight="normal" fo:background-color="#1f1f1f"/>
    </style:style>
    <style:style style:name="P17" style:family="paragraph" style:parent-style-name="Standard">
      <style:paragraph-properties style:line-height-at-least="0.198in"/>
    </style:style>
    <style:style style:name="P18" style:family="paragraph" style:parent-style-name="Standard">
      <style:paragraph-properties fo:margin-top="0in" fo:margin-bottom="0.1965in" style:contextual-spacing="false" style:line-height-at-least="0.198in"/>
    </style:style>
    <style:style style:name="P19" style:family="paragraph" style:parent-style-name="Standard">
      <style:text-properties fo:color="#000000" loext:opacity="100%" fo:font-size="11pt" officeooo:rsid="001ae3e2" officeooo:paragraph-rsid="001ae3e2" fo:background-color="transparent"/>
    </style:style>
    <style:style style:name="P20" style:family="paragraph" style:parent-style-name="Standard">
      <style:text-properties fo:color="#000000" loext:opacity="100%" style:font-name="Liberation Sans" fo:font-size="11pt" officeooo:rsid="001b1a8b" officeooo:paragraph-rsid="001b1a8b" fo:background-color="transparent"/>
    </style:style>
    <style:style style:name="P21" style:family="paragraph" style:parent-style-name="Standard">
      <style:text-properties fo:color="#000000" loext:opacity="100%" style:font-name="Liberation Sans" fo:font-size="11pt" officeooo:rsid="001bc01c" officeooo:paragraph-rsid="001bc01c" fo:background-color="transparent"/>
    </style:style>
    <style:style style:name="P22" style:family="paragraph" style:parent-style-name="Standard">
      <style:text-properties fo:color="#000000" loext:opacity="100%" style:font-name="Liberation Sans" fo:font-size="11pt" officeooo:paragraph-rsid="001bc01c" fo:background-color="transparent"/>
    </style:style>
    <style:style style:name="P23" style:family="paragraph" style:parent-style-name="Standard">
      <style:paragraph-properties style:line-height-at-least="0.198in"/>
      <style:text-properties fo:color="#6a9955" loext:opacity="100%" style:font-name="Droid Sans Mono" fo:font-size="10.5pt" fo:font-weight="normal" fo:background-color="#1f1f1f"/>
    </style:style>
    <style:style style:name="P24" style:family="paragraph" style:parent-style-name="Standard">
      <style:text-properties fo:color="#6a9955" loext:opacity="100%" style:font-name="Droid Sans Mono" fo:font-size="10.5pt" fo:font-weight="normal" officeooo:rsid="001bc01c" officeooo:paragraph-rsid="001bc01c" fo:background-color="#1f1f1f"/>
    </style:style>
    <style:style style:name="P25" style:family="paragraph" style:parent-style-name="Standard">
      <style:text-properties fo:color="#6a9955" loext:opacity="100%" style:font-name="Droid Sans Mono" fo:font-size="10.5pt" fo:font-weight="normal" officeooo:rsid="0021280f" officeooo:paragraph-rsid="0021280f" fo:background-color="#1f1f1f"/>
    </style:style>
    <style:style style:name="P26" style:family="paragraph" style:parent-style-name="Standard">
      <style:paragraph-properties style:line-height-at-least="0.198in"/>
      <style:text-properties fo:color="#ce9178" loext:opacity="100%" style:font-name="Droid Sans Mono" fo:font-size="10.5pt" fo:font-weight="normal" fo:background-color="#1f1f1f"/>
    </style:style>
    <style:style style:name="P27" style:family="paragraph" style:parent-style-name="Standard">
      <style:text-properties officeooo:rsid="001f6558" officeooo:paragraph-rsid="001f6558"/>
    </style:style>
    <style:style style:name="P28" style:family="paragraph" style:parent-style-name="Standard">
      <style:text-properties officeooo:rsid="0021280f" officeooo:paragraph-rsid="0021280f"/>
    </style:style>
    <style:style style:name="P29" style:family="paragraph" style:parent-style-name="Standard">
      <style:paragraph-properties style:line-height-at-least="0.198in"/>
      <style:text-properties fo:color="#c586c0" loext:opacity="100%" style:font-name="Droid Sans Mono" fo:font-size="10.5pt" fo:font-weight="normal" fo:background-color="#1f1f1f"/>
    </style:style>
    <style:style style:name="P30" style:family="paragraph" style:parent-style-name="Standard">
      <style:text-properties officeooo:rsid="0021fe70" officeooo:paragraph-rsid="0021fe70"/>
    </style:style>
    <style:style style:name="T1" style:family="text">
      <style:text-properties fo:color="#9cdcfe" loext:opacity="100%"/>
    </style:style>
    <style:style style:name="T2" style:family="text">
      <style:text-properties fo:color="#9cdcfe" loext:opacity="100%" style:font-name="Droid Sans Mono" fo:font-size="10.5pt" fo:font-weight="normal" officeooo:rsid="001d47a5" fo:background-color="#1f1f1f" loext:char-shading-value="0"/>
    </style:style>
    <style:style style:name="T3" style:family="text">
      <style:text-properties fo:color="#cccccc" loext:opacity="100%" style:font-name="Droid Sans Mono" fo:font-size="10.5pt" fo:font-weight="normal" fo:background-color="#1f1f1f" loext:char-shading-value="0"/>
    </style:style>
    <style:style style:name="T4" style:family="text">
      <style:text-properties fo:color="#cccccc" loext:opacity="100%" style:font-name="Droid Sans Mono" fo:font-size="10.5pt" fo:font-weight="normal" officeooo:rsid="001d47a5" fo:background-color="#1f1f1f" loext:char-shading-value="0"/>
    </style:style>
    <style:style style:name="T5" style:family="text">
      <style:text-properties fo:color="#d4d4d4" loext:opacity="100%"/>
    </style:style>
    <style:style style:name="T6" style:family="text">
      <style:text-properties fo:color="#4ec9b0" loext:opacity="100%"/>
    </style:style>
    <style:style style:name="T7" style:family="text">
      <style:text-properties fo:color="#b5cea8" loext:opacity="100%"/>
    </style:style>
    <style:style style:name="T8" style:family="text">
      <style:text-properties fo:color="#dcdcaa" loext:opacity="100%"/>
    </style:style>
    <style:style style:name="T9" style:family="text">
      <style:text-properties fo:color="#dcdcaa" loext:opacity="100%" style:font-name="Droid Sans Mono" fo:font-size="10.5pt" fo:font-weight="normal" fo:background-color="#1f1f1f" loext:char-shading-value="0"/>
    </style:style>
    <style:style style:name="T10" style:family="text">
      <style:text-properties fo:color="#dcdcaa" loext:opacity="100%" style:font-name="Droid Sans Mono" fo:font-size="10.5pt" fo:font-weight="normal" officeooo:rsid="001d47a5" fo:background-color="#1f1f1f" loext:char-shading-value="0"/>
    </style:style>
    <style:style style:name="T11" style:family="text">
      <style:text-properties fo:color="#6a9955" loext:opacity="100%"/>
    </style:style>
    <style:style style:name="T12" style:family="text">
      <style:text-properties fo:color="#c586c0" loext:opacity="100%"/>
    </style:style>
    <style:style style:name="T13" style:family="text">
      <style:text-properties officeooo:rsid="000f596f"/>
    </style:style>
    <style:style style:name="T14" style:family="text">
      <style:text-properties officeooo:rsid="00108c61"/>
    </style:style>
    <style:style style:name="T15" style:family="text">
      <style:text-properties officeooo:rsid="0013dcb3"/>
    </style:style>
    <style:style style:name="T16" style:family="text">
      <style:text-properties officeooo:rsid="001963a1"/>
    </style:style>
    <style:style style:name="T17" style:family="text">
      <style:text-properties officeooo:rsid="0019db45"/>
    </style:style>
    <style:style style:name="T18" style:family="text">
      <style:text-properties officeooo:rsid="001ae3e2"/>
    </style:style>
    <style:style style:name="T19" style:family="text">
      <style:text-properties officeooo:rsid="001ae3e2" style:font-size-asian="11pt" style:font-size-complex="11pt"/>
    </style:style>
    <style:style style:name="T20" style:family="text">
      <style:text-properties fo:color="#000000" loext:opacity="100%" style:font-name="Droid Sans Mono" fo:font-size="10.5pt" fo:font-weight="normal" fo:background-color="transparent" loext:char-shading-value="0"/>
    </style:style>
    <style:style style:name="T21" style:family="text">
      <style:text-properties style:font-name="Droid Sans Mono" fo:font-size="10.5pt" fo:font-weight="normal"/>
    </style:style>
    <style:style style:name="T22" style:family="text">
      <style:text-properties style:font-name="Liberation Serif" fo:font-weight="normal" style:font-size-asian="11pt" style:font-size-complex="11pt"/>
    </style:style>
    <style:style style:name="T23" style:family="text">
      <style:text-properties fo:font-size="10.5pt" fo:font-weight="normal"/>
    </style:style>
    <style:style style:name="T24" style:family="text">
      <style:text-properties fo:font-size="10.5pt" fo:font-weight="normal" officeooo:rsid="001d47a5"/>
    </style:style>
    <style:style style:name="T25" style:family="text">
      <style:text-properties fo:font-size="10.5pt" fo:font-weight="normal" officeooo:rsid="001d47a5"/>
    </style:style>
    <style:style style:name="T26" style:family="text">
      <style:text-properties fo:font-size="10.5pt" fo:font-weight="normal" officeooo:rsid="001bc01c"/>
    </style:style>
    <style:style style:name="T27" style:family="text">
      <style:text-properties fo:color="#569cd6" loext:opacity="100%"/>
    </style:style>
    <style:style style:name="T28" style:family="text">
      <style:text-properties fo:color="#569cd6" loext:opacity="100%" style:font-name="Droid Sans Mono" fo:font-size="10.5pt" fo:font-weight="normal" officeooo:rsid="001d47a5" fo:background-color="#1f1f1f" loext:char-shading-value="0"/>
    </style:style>
    <style:style style:name="T29" style:family="text">
      <style:text-properties fo:color="#ce9178" loext:opacity="100%"/>
    </style:style>
    <style:style style:name="T30" style:family="text">
      <style:text-properties fo:color="#4fc1ff" loext:opacity="100%"/>
    </style:style>
    <style:style style:name="T31" style:family="text">
      <style:text-properties officeooo:rsid="002128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alman filter based preferred velocity estimation for human agent movement using row</text:p>
      <text:p text:style-name="P1">position data from lidar sensor.</text:p>
      <text:p text:style-name="P1"/>
      <text:p text:style-name="P1">Introduction</text:p>
      <text:p text:style-name="P2">In the autonomous navigation of a robot withing a crowded area it is a common problem to observe the</text:p>
      <text:p text:style-name="P2">movement of the human agents in the environment and based on their past movement, predicting the</text:p>
      <text:p text:style-name="P2">future trajectories of the present human agents. These predicted trajectories will be used by the robot to</text:p>
      <text:p text:style-name="P2">plan its paths in order to move through the crowd that is known as crowd navigation.</text:p>
      <text:p text:style-name="P2">When a robot need to solve the crowd navigation problem robot uses the location of each human agent</text:p>
      <text:p text:style-name="P2">in the environment and the calculated velocity each of them to predict their future trajectory for a</text:p>
      <text:p text:style-name="P2">predefined time period. So to take these position of the human and velocity there are various sensors</text:p>
      <text:p text:style-name="P2">that can be utilized depending on the available sensors in the robot. In this project the lidar sensor has</text:p>
      <text:p text:style-name="P2">utilized to take the position data of human agents and using the past position data of the human agent</text:p>
      <text:p text:style-name="P2">and the time period that lidar sensor updates robot calculate the velocity data for human agents. Then</text:p>
      <text:p text:style-name="P2">this velocity and position used to predict the human agents paths.</text:p>
      <text:p text:style-name="P2">But here the lidar based position data are noisy and fluctuating when measuring the moving human</text:p>
      <text:p text:style-name="P2">agents (because of the moving legs of human), the position data of human agents become really</text:p>
      <text:p text:style-name="P2">unstable and not reliable. Then the calculated velocities also become un reliable and then the predicted</text:p>
      <text:p text:style-name="P2">paths of the human agents become also un reliable that make possible coalitions with human agents.</text:p>
      <text:p text:style-name="P2">Then when the robot Is moving using these data, those movement become really un reliable and un safe,</text:p>
      <text:p text:style-name="P2">because robot moving through human crowd.</text:p>
      <text:p text:style-name="P2">To overcome this issue we need to smoothen the calculated human velocities for reliable human path</text:p>
      <text:p text:style-name="P2">prediction by the robot and also to incorporate the human agents details like age, physical impairments,</text:p>
      <text:p text:style-name="P2">here used a Kalman filter implementation for estimate a proper and smoothen velocity called as the</text:p>
      <text:p text:style-name="P2">preferred velocity that have the knowledge about the human agents external appearance details that</text:p>
      <text:p text:style-name="P2">affect to the movements of human agents. This way there will be a proper path prediction for human</text:p>
      <text:p text:style-name="P2">agents and the robot will be able to perform more safer and social movement when navigating in the</text:p>
      <text:p text:style-name="P2">crowded area.</text:p>
      <text:p text:style-name="P2"/>
      <text:p text:style-name="P1">Methodology</text:p>
      <text:p text:style-name="P2">For this preferred velocity estimation there should be position data for each human available in known</text:p>
      <text:p text:style-name="P2">time period. Then the preferred velocity estimation module can take position data for human agents for</text:p>
      <text:p text:style-name="P2">two consecutive time periods and based on the difference of each human position data module will</text:p>
      <text:p text:style-name="P2">calculate the velocity.</text:p>
      <text:p text:style-name="P2">There is a separate module that captures the position data by a lidar sensor and it captures the position</text:p>
      <text:p text:style-name="P2">data for each human agents in the environment and publish these data. Then there is a data buffer</text:p>
      <text:p text:style-name="P2">module that capture the position data for each human and stores up to 10 position data for each human.</text:p>
      <text:p text:style-name="P2">(as que data structure) In this module it uses the data rate of lidar data update and calculate the noisy</text:p>
      <text:p text:style-name="P2">and unstable velocities for each human agent.</text:p>
      <text:p text:style-name="P2">Also there is a camera module and it captures each human agents and their external appearance data.</text:p>
      <text:p text:style-name="P2">Based on these data this module classify human agents in to mainly 4 classes (child, adult, elder,</text:p>
      <text:p text:style-name="P2">disabled) and assign the human class for human agents along with the lidar sensor based positions data.</text:p>
      <text:p text:style-name="P2">(this module capable to do this sensor fusion)</text:p>
      <text:p text:style-name="P2">Then there will be separate set of Kalman filters for each human agents in the robots visible are to both</text:p>
      <text:p text:style-name="P2">camera and the lidar sensor which will be used to estimate the preferred velocity for each human</text:p>
      <text:p text:style-name="P2">agents. Then the class details of human agents and statistics of the calculated velocities of human agents</text:p>
      <text:p text:style-name="P2">(standard deviation) will be used to adjust the process noise covariance and the measurement noise.</text:p>
      <text:p text:style-name="P2">Then this tuned Kalman filter for each human agents will take the noisy un reliable velocity data and</text:p>
      <text:p text:style-name="P2">estimate the preferred velocity.</text:p>
      <text:p text:style-name="P2"/>
      <text:p text:style-name="P1">Implementation</text:p>
      <text:p text:style-name="P2"/>
      <text:p text:style-name="P3"/>
      <text:p text:style-name="P4">This system was implemented in the <text:s/>Robot Operating System (ROS2 – Humble) <text:s/>based platform whare sperate modules (ROS2 Nodes) works parelley to perform environment observation, human agent ditection and path prediction, robot path prediction to reach its goal in the dynamic environment and control the robot functionalities and state. </text:p>
      <text:p text:style-name="P4"><text:soft-page-break/></text:p>
      <text:p text:style-name="P5">Now there is a seprate node that reades Lidar sensor reading and collect the ditances to the each human agents in the format of X distance and Y distance. Also there is a seperate Node to collect camera data and analyse the scene by using a YOLO based nural network. This network identify each human agent and classify them along with the predefined four class (childeren, adults, elder, dissabled). <text:span text:style-name="T13">Based on this class of human this mode give a class index for each human agent (0-</text:span>childeren, <text:span text:style-name="T13">1-</text:span>adults, <text:span text:style-name="T13">2-</text:span>elder, <text:span text:style-name="T13">3-</text:span>dissabled<text:span text:style-name="T13">).</text:span></text:p>
      <text:p text:style-name="P5"/>
      <text:p text:style-name="P6">Also <text:span text:style-name="T14">there is a seperate ROS2 Node that use </text:span>this nueral network <text:span text:style-name="T14">to</text:span> estimate the distance for ditected human agnets. Based on these distances and lidar based distances this module fuse the vision data for each human agent ditected by the lidar sensor. <text:span text:style-name="T14">Then this module will output X distance, Y distance and class ID for each human agents in the visible are of the robot.</text:span></text:p>
      <text:p text:style-name="P3"/>
      <text:p text:style-name="P7">Then these data for human agents collected by the data Buffer node. <text:s/>This buffer node keep upto maximum 10 data for the latest 10 iterations. Then it uses latest 2 positiondata for X and Y dimentions and the time period that data is updating to generate the X and Y velocities for the each human data. Then it stores the maximum 10 latest velocitiesdata for each human data along with th<text:span text:style-name="T15">e</text:span> class Id and positiondata with a unique ID for each human data. <text:span text:style-name="T15">Then it maintain variance of the velocities for the each human and the mean value. </text:span><text:s/>Also this <text:span text:style-name="T15">unique </text:span>id ustilized to handle the human agents leaving from the visible environment and arriving new agents to the visible range. <text:span text:style-name="T15">This behavior implemented in the Buffer node as shown bellow. </text:span></text:p>
      <text:p text:style-name="P7"/>
      <text:p text:style-name="P14">SS1</text:p>
      <text:p text:style-name="P3"/>
      <text:p text:style-name="P8">Then the output of data Buffer node used by preferred velocity estimation module. It will take the mean values of X velocities and Y velocities and generate the mean speed by using the magnitude of velocity (squrt(X**2+Y**2)). </text:p>
      <text:p text:style-name="P8"/>
      <text:p text:style-name="P8">Also use the variance of X and Y velocities and calculate the speed variance by assuming the independence. (Var X+Var Y).</text:p>
      <text:p text:style-name="P8"/>
      <text:p text:style-name="P9">SS2</text:p>
      <text:p text:style-name="P9"/>
      <text:p text:style-name="P9">This mean speed and variance will be used to estimate the magnitude of the preferred velocity using the Kalman Filter. <text:span text:style-name="T16">In this Kalman Filter assume constant acceleration model for </text:span><text:span text:style-name="T17">the time period of </text:span><text:span text:style-name="T16">human speed transition </text:span><text:span text:style-name="T17">and liner acclaration <text:s/>changes over time </text:span><text:span text:style-name="T16">for state transition. </text:span></text:p>
      <text:p text:style-name="P9"/>
      <text:p text:style-name="P11">Velocity calculation formula : v = u +at</text:p>
      <text:p text:style-name="P11">accelation : a=at</text:p>
      <text:p text:style-name="P9"/>
      <text:p text:style-name="P10">Matrixes – <text:s/>state-X : [speed, acceleration](2 by 1), meashurement-Z <text:s/>: [speed](1by1)</text:p>
      <text:p text:style-name="P10"/>
      <text:p text:style-name="P10">the metrixes are <text:span text:style-name="T18">initialized </text:span>as bellows,</text:p>
      <text:p text:style-name="P15"><text:span text:style-name="T19">state transition- A- </text:span><text:span text:style-name="T20">[[1., 1.], [0., 1.]]</text:span></text:p>
      <text:p text:style-name="P19"><text:span text:style-name="T22">initial state</text:span><text:span text:style-name="T21"> – [0,0] </text:span></text:p>
      <text:p text:style-name="P19"><text:span text:style-name="T21">initial mesuremnt – [1,0]</text:span></text:p>
      <text:p text:style-name="P20"><text:span text:style-name="T23">process noise covariance – [[0.1,0],[0,0.1]]</text:span></text:p>
      <text:p text:style-name="P20"><text:span text:style-name="T23">mesurement nois – [[1]]</text:span></text:p>
      <text:p text:style-name="P20"><text:span text:style-name="T23"/></text:p>
      <text:p text:style-name="P20"><text:span text:style-name="T23">ss 3</text:span></text:p>
      <text:p text:style-name="P20"><text:span text:style-name="T23"/></text:p>
      <text:p text:style-name="P21"><text:span text:style-name="T23">now kalman filter was implemeted as bellow </text:span></text:p>
      <text:p text:style-name="P21"><text:span text:style-name="T23"/></text:p>
      <text:p text:style-name="P21"><text:span text:style-name="T23">kalman formulas : fill this</text:span></text:p>
      <text:p text:style-name="P21"><text:span text:style-name="T23"/></text:p>
      <text:p text:style-name="P24">#!/usr/bin/env python</text:p>
      <text:p text:style-name="P17"/>
      <text:p text:style-name="P16"><text:span text:style-name="T12">import</text:span> <text:span text:style-name="T6">numpy</text:span> <text:span text:style-name="T12">as</text:span> <text:span text:style-name="T6">np</text:span></text:p>
      <text:p text:style-name="P17"/>
      <text:p text:style-name="P16"><text:soft-page-break/><text:span text:style-name="T27">class</text:span> <text:span text:style-name="T6">KalmanFilter</text:span>:</text:p>
      <text:p text:style-name="P26">""" Kalman Filter implementation """</text:p>
      <text:p text:style-name="P17"/>
      <text:p text:style-name="P16"><text:span text:style-name="T27">def</text:span> <text:span text:style-name="T8">__init__</text:span>(<text:span text:style-name="T1">self</text:span>, <text:span text:style-name="T1">dim_x</text:span><text:span text:style-name="T5">=</text:span><text:span text:style-name="T7">2</text:span>, <text:span text:style-name="T1">dim_z</text:span><text:span text:style-name="T5">=</text:span><text:span text:style-name="T7">1</text:span>):</text:p>
      <text:p text:style-name="P16"><text:span text:style-name="T1">self</text:span>.<text:span text:style-name="T1">dim_x</text:span> <text:span text:style-name="T5">=</text:span> <text:span text:style-name="T1">dim_x</text:span></text:p>
      <text:p text:style-name="P16"><text:span text:style-name="T1">self</text:span>.<text:span text:style-name="T1">dim_z</text:span> <text:span text:style-name="T5">=</text:span> <text:span text:style-name="T1">dim_z</text:span></text:p>
      <text:p text:style-name="P17"/>
      <text:p text:style-name="P23"># initialize the matrices</text:p>
      <text:p text:style-name="P16"><text:span text:style-name="T1">self</text:span>.<text:span text:style-name="T1">X</text:span> <text:span text:style-name="T5">=</text:span> <text:span text:style-name="T6">np</text:span>.<text:span text:style-name="T8">zeros</text:span>((<text:span text:style-name="T1">dim_x</text:span>, <text:span text:style-name="T7">1</text:span>)) <text:span text:style-name="T11"># state vector</text:span></text:p>
      <text:p text:style-name="P16"><text:span text:style-name="T1">self</text:span>.<text:span text:style-name="T1">F</text:span> <text:span text:style-name="T5">=</text:span> <text:span text:style-name="T6">np</text:span>.<text:span text:style-name="T8">eye</text:span>(<text:span text:style-name="T1">dim_x</text:span>) <text:span text:style-name="T11"># state transition matrix (identity matrix)</text:span></text:p>
      <text:p text:style-name="P16"><text:span text:style-name="T1">self</text:span>.<text:span text:style-name="T1">P</text:span> <text:span text:style-name="T5">=</text:span> <text:span text:style-name="T6">np</text:span>.<text:span text:style-name="T8">eye</text:span>(<text:span text:style-name="T1">dim_x</text:span>) <text:span text:style-name="T8">*</text:span> <text:span text:style-name="T7">1000.0</text:span> <text:span text:style-name="T11"># initial state covariance matrix (1000 for high uncertainty at the beginning)</text:span></text:p>
      <text:p text:style-name="P16"><text:span text:style-name="T1">self</text:span>.<text:span text:style-name="T1">Q</text:span> <text:span text:style-name="T5">=</text:span> <text:span text:style-name="T6">np</text:span>.<text:span text:style-name="T8">eye</text:span>(<text:span text:style-name="T1">dim_x</text:span>) <text:span text:style-name="T8">*</text:span> <text:span text:style-name="T7">0.1</text:span> <text:span text:style-name="T11"># process noise covariance matrix (0.1 for low uncertainty so initially the filter will trust the model)</text:span></text:p>
      <text:p text:style-name="P16"><text:span text:style-name="T1">self</text:span>.<text:span text:style-name="T1">R</text:span> <text:span text:style-name="T5">=</text:span> <text:span text:style-name="T6">np</text:span>.<text:span text:style-name="T8">eye</text:span>(<text:span text:style-name="T1">dim_z</text:span>) <text:span text:style-name="T11"># measurement noise covariance matrix</text:span></text:p>
      <text:p text:style-name="P16"><text:span text:style-name="T1">self</text:span>.<text:span text:style-name="T1">H</text:span> <text:span text:style-name="T5">=</text:span> <text:span text:style-name="T6">np</text:span>.<text:span text:style-name="T8">zeros</text:span>((<text:span text:style-name="T1">dim_z</text:span>, <text:span text:style-name="T1">dim_x</text:span>)) <text:span text:style-name="T11"># measurement function matrix</text:span></text:p>
      <text:p text:style-name="P17"/>
      <text:p text:style-name="P16"><text:span text:style-name="T27">def</text:span> <text:span text:style-name="T8">predict</text:span>(<text:span text:style-name="T1">self</text:span>):</text:p>
      <text:p text:style-name="P23"># add dimention checks for runtime error handling</text:p>
      <text:p text:style-name="P16"><text:span text:style-name="T12">assert</text:span> <text:span text:style-name="T1">self</text:span>.<text:span text:style-name="T1">X</text:span>.<text:span text:style-name="T1">shape</text:span> <text:span text:style-name="T5">==</text:span> (<text:span text:style-name="T1">self</text:span>.<text:span text:style-name="T1">dim_x</text:span>, <text:span text:style-name="T7">1</text:span>), <text:span text:style-name="T27">f</text:span><text:span text:style-name="T29">"x shape should be (</text:span><text:span text:style-name="T27">{</text:span><text:span text:style-name="T1">self</text:span>.<text:span text:style-name="T1">dim_x</text:span><text:span text:style-name="T27">}</text:span><text:span text:style-name="T29">, 1)"</text:span></text:p>
      <text:p text:style-name="P16"><text:span text:style-name="T12">assert</text:span> <text:span text:style-name="T1">self</text:span>.<text:span text:style-name="T1">F</text:span>.<text:span text:style-name="T1">shape</text:span> <text:span text:style-name="T5">==</text:span> (<text:span text:style-name="T1">self</text:span>.<text:span text:style-name="T1">dim_x</text:span>, <text:span text:style-name="T1">self</text:span>.<text:span text:style-name="T1">dim_x</text:span>), <text:span text:style-name="T27">f</text:span><text:span text:style-name="T29">"F shape should be (</text:span><text:span text:style-name="T27">{</text:span><text:span text:style-name="T1">self</text:span>.<text:span text:style-name="T1">dim_x</text:span><text:span text:style-name="T27">}</text:span><text:span text:style-name="T29">, </text:span><text:span text:style-name="T27">{</text:span><text:span text:style-name="T1">self</text:span>.<text:span text:style-name="T1">dim_x</text:span><text:span text:style-name="T27">}</text:span><text:span text:style-name="T29">)"</text:span></text:p>
      <text:p text:style-name="P16"><text:span text:style-name="T12">assert</text:span> <text:span text:style-name="T1">self</text:span>.<text:span text:style-name="T1">P</text:span>.<text:span text:style-name="T1">shape</text:span> <text:span text:style-name="T5">==</text:span> (<text:span text:style-name="T1">self</text:span>.<text:span text:style-name="T1">dim_x</text:span>, <text:span text:style-name="T1">self</text:span>.<text:span text:style-name="T1">dim_x</text:span>), <text:span text:style-name="T27">f</text:span><text:span text:style-name="T29">"P shape should be (</text:span><text:span text:style-name="T27">{</text:span><text:span text:style-name="T1">self</text:span>.<text:span text:style-name="T1">dim_x</text:span><text:span text:style-name="T27">}</text:span><text:span text:style-name="T29">, </text:span><text:span text:style-name="T27">{</text:span><text:span text:style-name="T1">self</text:span>.<text:span text:style-name="T1">dim_x</text:span><text:span text:style-name="T27">}</text:span><text:span text:style-name="T29">)"</text:span></text:p>
      <text:p text:style-name="P16"><text:span text:style-name="T12">assert</text:span> <text:span text:style-name="T1">self</text:span>.<text:span text:style-name="T1">Q</text:span>.<text:span text:style-name="T1">shape</text:span> <text:span text:style-name="T5">==</text:span> (<text:span text:style-name="T1">self</text:span>.<text:span text:style-name="T1">dim_x</text:span>, <text:span text:style-name="T1">self</text:span>.<text:span text:style-name="T1">dim_x</text:span>), <text:span text:style-name="T27">f</text:span><text:span text:style-name="T29">"Q shape should be (</text:span><text:span text:style-name="T27">{</text:span><text:span text:style-name="T1">self</text:span>.<text:span text:style-name="T1">dim_x</text:span><text:span text:style-name="T27">}</text:span><text:span text:style-name="T29">, </text:span><text:span text:style-name="T27">{</text:span><text:span text:style-name="T1">self</text:span>.<text:span text:style-name="T1">dim_x</text:span><text:span text:style-name="T27">}</text:span><text:span text:style-name="T29">)"</text:span></text:p>
      <text:p text:style-name="P17"/>
      <text:p text:style-name="P23"># predict the state and covariance</text:p>
      <text:p text:style-name="P16"><text:span text:style-name="T1">self</text:span>.<text:span text:style-name="T1">X</text:span> <text:span text:style-name="T5">=</text:span> <text:span text:style-name="T1">self</text:span>.<text:span text:style-name="T1">F</text:span> <text:span text:style-name="T5">@</text:span> <text:span text:style-name="T1">self</text:span>.<text:span text:style-name="T1">X</text:span> <text:span text:style-name="T11"># @ means matrix multiplication</text:span></text:p>
      <text:p text:style-name="P16"><text:span text:style-name="T1">self</text:span>.<text:span text:style-name="T1">P</text:span> <text:span text:style-name="T5">=</text:span> <text:span text:style-name="T1">self</text:span>.<text:span text:style-name="T1">F</text:span> <text:span text:style-name="T5">@</text:span> <text:span text:style-name="T1">self</text:span>.<text:span text:style-name="T1">P</text:span> <text:span text:style-name="T5">@</text:span> <text:span text:style-name="T1">self</text:span>.<text:span text:style-name="T1">F</text:span>.<text:span text:style-name="T1">T</text:span> <text:span text:style-name="T5">+</text:span> <text:span text:style-name="T1">self</text:span>.<text:span text:style-name="T1">Q</text:span></text:p>
      <text:p text:style-name="P17"/>
      <text:p text:style-name="P16"><text:span text:style-name="T27">def</text:span> <text:span text:style-name="T8">update</text:span>(<text:span text:style-name="T1">self</text:span>, <text:span text:style-name="T1">z</text:span>):</text:p>
      <text:p text:style-name="P17"/>
      <text:p text:style-name="P23"># add dimention checks for runtime error handling</text:p>
      <text:p text:style-name="P16"><text:span text:style-name="T12">assert</text:span> <text:span text:style-name="T1">self</text:span>.<text:span text:style-name="T1">H</text:span>.<text:span text:style-name="T1">shape</text:span> <text:span text:style-name="T5">==</text:span> (<text:span text:style-name="T1">self</text:span>.<text:span text:style-name="T1">dim_z</text:span>, <text:span text:style-name="T1">self</text:span>.<text:span text:style-name="T1">dim_x</text:span>), <text:span text:style-name="T27">f</text:span><text:span text:style-name="T29">"H shape should be (</text:span><text:span text:style-name="T27">{</text:span><text:span text:style-name="T1">self</text:span>.<text:span text:style-name="T1">dim_z</text:span><text:span text:style-name="T27">}</text:span><text:span text:style-name="T29">, </text:span><text:span text:style-name="T27">{</text:span><text:span text:style-name="T1">self</text:span>.<text:span text:style-name="T1">dim_x</text:span><text:span text:style-name="T27">}</text:span><text:span text:style-name="T29">)"</text:span></text:p>
      <text:p text:style-name="P16"><text:span text:style-name="T12">assert</text:span> <text:span text:style-name="T1">self</text:span>.<text:span text:style-name="T1">R</text:span>.<text:span text:style-name="T1">shape</text:span> <text:span text:style-name="T5">==</text:span> (<text:span text:style-name="T1">self</text:span>.<text:span text:style-name="T1">dim_z</text:span>, <text:span text:style-name="T1">self</text:span>.<text:span text:style-name="T1">dim_z</text:span>), <text:span text:style-name="T27">f</text:span><text:span text:style-name="T29">"R shape should be (</text:span><text:span text:style-name="T27">{</text:span><text:span text:style-name="T1">self</text:span>.<text:span text:style-name="T1">dim_z</text:span><text:span text:style-name="T27">}</text:span><text:span text:style-name="T29">, </text:span><text:span text:style-name="T27">{</text:span><text:span text:style-name="T1">self</text:span>.<text:span text:style-name="T1">dim_z</text:span><text:span text:style-name="T27">}</text:span><text:span text:style-name="T29">)"</text:span></text:p>
      <text:p text:style-name="P16"><text:span text:style-name="T12">assert</text:span> <text:span text:style-name="T1">z</text:span>.shape <text:span text:style-name="T5">==</text:span> (<text:span text:style-name="T1">self</text:span>.<text:span text:style-name="T1">dim_z</text:span>, <text:span text:style-name="T7">1</text:span>), <text:span text:style-name="T27">f</text:span><text:span text:style-name="T29">"z shape should be (</text:span><text:span text:style-name="T27">{</text:span><text:span text:style-name="T1">self</text:span>.<text:span text:style-name="T1">dim_z</text:span><text:span text:style-name="T27">}</text:span><text:span text:style-name="T29">, 1)"</text:span></text:p>
      <text:p text:style-name="P17"/>
      <text:p text:style-name="P16"><text:span text:style-name="T1">y</text:span> <text:span text:style-name="T5">=</text:span> <text:span text:style-name="T1">z</text:span> <text:span text:style-name="T5">-</text:span> <text:span text:style-name="T6">np</text:span>.<text:span text:style-name="T8">dot</text:span>(<text:span text:style-name="T1">self</text:span>.<text:span text:style-name="T1">H</text:span>, <text:span text:style-name="T1">self</text:span>.<text:span text:style-name="T1">X</text:span>) <text:span text:style-name="T11"># mesurement residual</text:span></text:p>
      <text:p text:style-name="P16"><text:span text:style-name="T30">S</text:span> <text:span text:style-name="T5">=</text:span> <text:span text:style-name="T6">np</text:span>.<text:span text:style-name="T8">dot</text:span>(<text:span text:style-name="T6">np</text:span>.<text:span text:style-name="T8">dot</text:span>(<text:span text:style-name="T1">self</text:span>.<text:span text:style-name="T1">H</text:span>, <text:span text:style-name="T1">self</text:span>.<text:span text:style-name="T1">P</text:span>), <text:span text:style-name="T1">self</text:span>.<text:span text:style-name="T1">H</text:span>.<text:span text:style-name="T1">T</text:span>) <text:span text:style-name="T5">+</text:span> <text:span text:style-name="T1">self</text:span>.<text:span text:style-name="T1">R</text:span> <text:span text:style-name="T5">+</text:span> <text:span text:style-name="T7">1e-5</text:span> <text:span text:style-name="T11"># residual covariance</text:span></text:p>
      <text:p text:style-name="P16"><text:span text:style-name="T30">K</text:span> <text:span text:style-name="T5">=</text:span> <text:span text:style-name="T1">self</text:span>.<text:span text:style-name="T1">P</text:span> <text:span text:style-name="T5">@</text:span> <text:span text:style-name="T1">self</text:span>.<text:span text:style-name="T1">H</text:span>.<text:span text:style-name="T1">T</text:span> <text:span text:style-name="T5">@</text:span> <text:span text:style-name="T6">np</text:span>.<text:span text:style-name="T6">linalg</text:span>.<text:span text:style-name="T8">inv</text:span>(<text:span text:style-name="T30">S</text:span>)</text:p>
      <text:p text:style-name="P17"/>
      <text:p text:style-name="P23"># update state and covariance</text:p>
      <text:p text:style-name="P16"><text:span text:style-name="T1">self</text:span>.<text:span text:style-name="T1">X</text:span> <text:span text:style-name="T5">=</text:span> <text:span text:style-name="T1">self</text:span>.<text:span text:style-name="T1">X</text:span> <text:span text:style-name="T5">+</text:span> <text:span text:style-name="T6">np</text:span>.<text:span text:style-name="T8">dot</text:span>(<text:span text:style-name="T30">K</text:span>, <text:span text:style-name="T1">y</text:span>)</text:p>
      <text:p text:style-name="P16"><text:span text:style-name="T1">self</text:span>.<text:span text:style-name="T1">P</text:span> <text:span text:style-name="T5">=</text:span> (<text:span text:style-name="T6">np</text:span>.<text:span text:style-name="T8">eye</text:span>(<text:span text:style-name="T1">self</text:span>.<text:span text:style-name="T1">dim_x</text:span>) <text:span text:style-name="T8">-</text:span> <text:span text:style-name="T6">np</text:span>.<text:span text:style-name="T8">dot</text:span>(<text:span text:style-name="T30">K</text:span>, <text:span text:style-name="T1">self</text:span>.<text:span text:style-name="T1">H</text:span>)) <text:span text:style-name="T5">@</text:span> <text:span text:style-name="T1">self</text:span>.<text:span text:style-name="T1">P</text:span></text:p>
      <text:p text:style-name="P17"/>
      <text:p text:style-name="P16"><text:span text:style-name="T27">def</text:span> <text:span text:style-name="T8">set_state_transition</text:span>(<text:span text:style-name="T1">self</text:span>, <text:span text:style-name="T1">F</text:span>):</text:p>
      <text:p text:style-name="P16"><text:span text:style-name="T12">assert</text:span> <text:span text:style-name="T1">F</text:span>.shape <text:span text:style-name="T5">==</text:span> (<text:span text:style-name="T1">self</text:span>.<text:span text:style-name="T1">dim_x</text:span>, <text:span text:style-name="T1">self</text:span>.<text:span text:style-name="T1">dim_x</text:span>), <text:span text:style-name="T27">f</text:span><text:span text:style-name="T29">"F shape should be (</text:span><text:span text:style-name="T27">{</text:span><text:span text:style-name="T1">self</text:span>.<text:span text:style-name="T1">dim_x</text:span><text:span text:style-name="T27">}</text:span><text:span text:style-name="T29">, </text:span><text:span text:style-name="T27">{</text:span><text:span text:style-name="T1">self</text:span>.<text:span text:style-name="T1">dim_x</text:span><text:span text:style-name="T27">}</text:span><text:span text:style-name="T29">)"</text:span></text:p>
      <text:p text:style-name="P16"><text:soft-page-break/><text:span text:style-name="T1">self</text:span>.<text:span text:style-name="T1">F</text:span> <text:span text:style-name="T5">=</text:span> <text:span text:style-name="T1">F</text:span></text:p>
      <text:p text:style-name="P17"/>
      <text:p text:style-name="P16"><text:span text:style-name="T27">def</text:span> <text:span text:style-name="T8">set_initial_state</text:span>(<text:span text:style-name="T1">self</text:span>, <text:span text:style-name="T1">x</text:span>):</text:p>
      <text:p text:style-name="P16"><text:span text:style-name="T12">assert</text:span> <text:span text:style-name="T1">x</text:span>.shape <text:span text:style-name="T5">==</text:span> (<text:span text:style-name="T1">self</text:span>.<text:span text:style-name="T1">dim_x</text:span>, <text:span text:style-name="T7">1</text:span>), <text:span text:style-name="T27">f</text:span><text:span text:style-name="T29">"x shape should be (</text:span><text:span text:style-name="T27">{</text:span><text:span text:style-name="T1">self</text:span>.<text:span text:style-name="T1">dim_x</text:span><text:span text:style-name="T27">}</text:span><text:span text:style-name="T29">, 1)"</text:span></text:p>
      <text:p text:style-name="P16"><text:span text:style-name="T1">self</text:span>.<text:span text:style-name="T1">X</text:span> <text:span text:style-name="T5">=</text:span> <text:span text:style-name="T1">x</text:span></text:p>
      <text:p text:style-name="P17"/>
      <text:p text:style-name="P16"><text:span text:style-name="T27">def</text:span> <text:span text:style-name="T8">set_measurement_matrix</text:span>(<text:span text:style-name="T1">self</text:span>, <text:span text:style-name="T1">H</text:span>):</text:p>
      <text:p text:style-name="P16"><text:span text:style-name="T12">assert</text:span> <text:span text:style-name="T1">H</text:span>.shape <text:span text:style-name="T5">==</text:span> (<text:span text:style-name="T1">self</text:span>.<text:span text:style-name="T1">dim_z</text:span>, <text:span text:style-name="T1">self</text:span>.<text:span text:style-name="T1">dim_x</text:span>), <text:span text:style-name="T27">f</text:span><text:span text:style-name="T29">"H shape should be (</text:span><text:span text:style-name="T27">{</text:span><text:span text:style-name="T1">self</text:span>.<text:span text:style-name="T1">dim_z</text:span><text:span text:style-name="T27">}</text:span><text:span text:style-name="T29">, </text:span><text:span text:style-name="T27">{</text:span><text:span text:style-name="T1">self</text:span>.<text:span text:style-name="T1">dim_x</text:span><text:span text:style-name="T27">}</text:span><text:span text:style-name="T29">)"</text:span></text:p>
      <text:p text:style-name="P16"><text:span text:style-name="T1">self</text:span>.<text:span text:style-name="T1">H</text:span> <text:span text:style-name="T5">=</text:span> <text:span text:style-name="T1">H</text:span></text:p>
      <text:p text:style-name="P17"/>
      <text:p text:style-name="P16"><text:span text:style-name="T27">def</text:span> <text:span text:style-name="T8">set_process_noise_matrix</text:span>(<text:span text:style-name="T1">self</text:span>, <text:span text:style-name="T1">Q</text:span>):</text:p>
      <text:p text:style-name="P16"><text:span text:style-name="T12">assert</text:span> <text:span text:style-name="T1">Q</text:span>.shape <text:span text:style-name="T5">==</text:span> (<text:span text:style-name="T1">self</text:span>.<text:span text:style-name="T1">dim_x</text:span>, <text:span text:style-name="T1">self</text:span>.<text:span text:style-name="T1">dim_x</text:span>), <text:span text:style-name="T27">f</text:span><text:span text:style-name="T29">"Q shape should be (</text:span><text:span text:style-name="T27">{</text:span><text:span text:style-name="T1">self</text:span>.<text:span text:style-name="T1">dim_x</text:span><text:span text:style-name="T27">}</text:span><text:span text:style-name="T29">, </text:span><text:span text:style-name="T27">{</text:span><text:span text:style-name="T1">self</text:span>.<text:span text:style-name="T1">dim_x</text:span><text:span text:style-name="T27">}</text:span><text:span text:style-name="T29">)"</text:span></text:p>
      <text:p text:style-name="P16"><text:span text:style-name="T1">self</text:span>.<text:span text:style-name="T1">Q</text:span> <text:span text:style-name="T5">=</text:span> <text:span text:style-name="T1">Q</text:span></text:p>
      <text:p text:style-name="P17"/>
      <text:p text:style-name="P16"><text:span text:style-name="T27">def</text:span> <text:span text:style-name="T8">set_measurement_noise</text:span>(<text:span text:style-name="T1">self</text:span>, <text:span text:style-name="T1">R</text:span>):</text:p>
      <text:p text:style-name="P16"><text:span text:style-name="T12">assert</text:span> <text:span text:style-name="T1">R</text:span>.shape <text:span text:style-name="T5">==</text:span> (<text:span text:style-name="T1">self</text:span>.<text:span text:style-name="T1">dim_z</text:span>, <text:span text:style-name="T1">self</text:span>.<text:span text:style-name="T1">dim_z</text:span>), <text:span text:style-name="T27">f</text:span><text:span text:style-name="T29">"R shape should be (</text:span><text:span text:style-name="T27">{</text:span><text:span text:style-name="T1">self</text:span>.<text:span text:style-name="T1">dim_z</text:span><text:span text:style-name="T27">}</text:span><text:span text:style-name="T29">, </text:span><text:span text:style-name="T27">{</text:span><text:span text:style-name="T1">self</text:span>.<text:span text:style-name="T1">dim_z</text:span><text:span text:style-name="T27">}</text:span><text:span text:style-name="T29">)"</text:span></text:p>
      <text:p text:style-name="P16"><text:span text:style-name="T1">self</text:span>.<text:span text:style-name="T1">R</text:span> <text:span text:style-name="T5">=</text:span> <text:span text:style-name="T1">R</text:span></text:p>
      <text:p text:style-name="P21"><text:span text:style-name="T23"/></text:p>
      <text:p text:style-name="P21"><text:span text:style-name="T23"/></text:p>
      <text:p text:style-name="P22"><text:span text:style-name="T26">Then there will be one kalman filter for each human agent and this filter will be utilized to estimate their own preferred velocities. These unique filters are depend on the behavior of the human agent and the class. This class of human agent and the movement pattern will directely affect to the estimated state of human speed and those afect to the uncertinity for the process of state transition and the mesurement speed accuracy aswell. This will reflect throurgh updating the process noise covariance and the </text:span><text:span text:style-name="T25">messuremnt noise covariance based on the human’s past velocity statistics and the human class. (children, adult,elder or disabled). Based on these the persons kalman filter parameters modified based on his carateristics and the estimating speed (preferred speed) more accurate and hence sutable for human path prediction. Bellow shows how the parameter updata happens <text:line-break/><text:line-break/></text:span><text:span text:style-name="T28">def</text:span><text:span text:style-name="T4"> </text:span><text:span text:style-name="T10">update_filter_parameters</text:span><text:span text:style-name="T4">(</text:span><text:span text:style-name="T2">self</text:span><text:span text:style-name="T4">, </text:span><text:span text:style-name="T2">kf</text:span><text:span text:style-name="T4">, </text:span><text:span text:style-name="T2">class_id</text:span><text:span text:style-name="T4">, </text:span><text:span text:style-name="T2">std_dev</text:span><text:span text:style-name="T4">, </text:span><text:span text:style-name="T2">variance</text:span><text:span text:style-name="T4">):</text:span></text:p>
      <text:p text:style-name="P23"># update the parameters of the kalman filter based on the class id</text:p>
      <text:p text:style-name="P16"><text:span text:style-name="T12">if</text:span> <text:span text:style-name="T1">class_id</text:span> <text:span text:style-name="T5">==</text:span> <text:span text:style-name="T29">'0'</text:span>: <text:span text:style-name="T11"># Children (typically more erratic)</text:span></text:p>
      <text:p text:style-name="P16"><text:span text:style-name="T1">base_R</text:span> <text:span text:style-name="T5">=</text:span> <text:span text:style-name="T7">2.0</text:span> <text:span text:style-name="T11"># Base measurement noise</text:span></text:p>
      <text:p text:style-name="P16"><text:span text:style-name="T1">base_Q</text:span> <text:span text:style-name="T5">=</text:span> <text:span text:style-name="T7">1.5</text:span> <text:span text:style-name="T11"># Base process noise factor</text:span></text:p>
      <text:p text:style-name="P16"><text:span text:style-name="T12">elif</text:span> <text:span text:style-name="T1">class_id</text:span> <text:span text:style-name="T5">==</text:span> <text:span text:style-name="T29">'1'</text:span>: <text:span text:style-name="T11"># Normal adults</text:span></text:p>
      <text:p text:style-name="P16"><text:span text:style-name="T1">base_R</text:span> <text:span text:style-name="T5">=</text:span> <text:span text:style-name="T7">1.0</text:span></text:p>
      <text:p text:style-name="P16"><text:span text:style-name="T1">base_Q</text:span> <text:span text:style-name="T5">=</text:span> <text:span text:style-name="T7">1.0</text:span></text:p>
      <text:p text:style-name="P16"><text:span text:style-name="T12">elif</text:span> <text:span text:style-name="T1">class_id</text:span> <text:span text:style-name="T5">==</text:span> <text:span text:style-name="T29">'2'</text:span>: <text:span text:style-name="T11"># Seniors (usually smoother)</text:span></text:p>
      <text:p text:style-name="P16"><text:span text:style-name="T1">base_R</text:span> <text:span text:style-name="T5">=</text:span> <text:span text:style-name="T7">0.8</text:span></text:p>
      <text:p text:style-name="P16"><text:span text:style-name="T1">base_Q</text:span> <text:span text:style-name="T5">=</text:span> <text:span text:style-name="T7">0.8</text:span></text:p>
      <text:p text:style-name="P16"><text:span text:style-name="T12">elif</text:span> <text:span text:style-name="T1">class_id</text:span> <text:span text:style-name="T5">==</text:span> <text:span text:style-name="T29">'3'</text:span>: <text:span text:style-name="T11"># People with disabilities</text:span></text:p>
      <text:p text:style-name="P16"><text:span text:style-name="T1">base_R</text:span> <text:span text:style-name="T5">=</text:span> <text:span text:style-name="T7">0.5</text:span></text:p>
      <text:p text:style-name="P16"><text:span text:style-name="T1">base_Q</text:span> <text:span text:style-name="T5">=</text:span> <text:span text:style-name="T7">0.5</text:span></text:p>
      <text:p text:style-name="P16"><text:span text:style-name="T12">else</text:span>:</text:p>
      <text:p text:style-name="P23"># Default values</text:p>
      <text:p text:style-name="P16"><text:span text:style-name="T1">base_R</text:span> <text:span text:style-name="T5">=</text:span> <text:span text:style-name="T7">1.0</text:span></text:p>
      <text:p text:style-name="P16"><text:span text:style-name="T1">base_Q</text:span> <text:span text:style-name="T5">=</text:span> <text:span text:style-name="T7">1.0</text:span></text:p>
      <text:p text:style-name="P17"/>
      <text:p text:style-name="P23"># Adjust measurement noise R based on the variance (higher variance, higher noise)</text:p>
      <text:p text:style-name="P23">#kf.R = base_R * (1 + variance / (1 + variance)) # Scale R using variance</text:p>
      <text:p text:style-name="P16"><text:soft-page-break/><text:span text:style-name="T1">kf</text:span>.R <text:span text:style-name="T5">=</text:span> <text:span text:style-name="T6">np</text:span>.<text:span text:style-name="T8">array</text:span>([[<text:span text:style-name="T1">base_R</text:span> <text:span text:style-name="T5">*</text:span> (<text:span text:style-name="T7">1</text:span> <text:span text:style-name="T5">+</text:span> <text:span text:style-name="T1">variance</text:span> <text:span text:style-name="T5">/</text:span> (<text:span text:style-name="T7">1</text:span> <text:span text:style-name="T5">+</text:span> <text:span text:style-name="T1">variance</text:span>))]])</text:p>
      <text:p text:style-name="P23"># Adjust process noise Q based on standard deviation (higher std_dev, more flexibility)</text:p>
      <text:p text:style-name="P16"><text:span text:style-name="T1">kf</text:span>.Q <text:span text:style-name="T5">=</text:span> <text:span text:style-name="T6">np</text:span>.<text:span text:style-name="T8">array</text:span>([[<text:span text:style-name="T1">base_Q</text:span> <text:span text:style-name="T5">*</text:span> (<text:span text:style-name="T7">1</text:span> <text:span text:style-name="T5">+</text:span> <text:span text:style-name="T1">std_dev</text:span>), <text:span text:style-name="T7">0</text:span>], [<text:span text:style-name="T7">0</text:span>, <text:span text:style-name="T1">base_Q</text:span> <text:span text:style-name="T5">*</text:span> (<text:span text:style-name="T7">1</text:span> <text:span text:style-name="T5">+</text:span> <text:span text:style-name="T1">std_dev</text:span>)]])</text:p>
      <text:p text:style-name="P21"><text:span text:style-name="T24"/></text:p>
      <text:p text:style-name="P19"><text:span text:style-name="T21"/></text:p>
      <text:p text:style-name="P12">then this estimated speed as preferred speed and direction by mean x direction and the y direction together forms the preferred velocity of each human agent that will be used for the path prediction of human agent.</text:p>
      <text:p text:style-name="P12"/>
      <text:p text:style-name="P13">Here is the Rqt-Graph visualization of different nodes,</text:p>
      <text:p text:style-name="P13"/>
      <text:p text:style-name="P13">rqts</text:p>
      <text:p text:style-name="P3"/>
      <text:p text:style-name="Standard">Results</text:p>
      <text:p text:style-name="P27">In the testing the actual Lidar based sensor reading and camera based human class detection was not tested yet. Instead the human data extraction was simulated in a separate node that create artificially <text:s/>lidar based sensor readings and camera based class data and simulate the human movement and enterance and exit of human agents to the robot visible range. </text:p>
      <text:p text:style-name="P27"/>
      <text:p text:style-name="P28">Here new human enterance was happens with 0.4 probability and exit happens with 0.38 probability. Also at 0.95 probability human X and Y distances will change. This semulates the dynamic environment. Then this Node captures X and Y distances along with each human and publish it to ROS2 topic called Lidar sensor readings and generate class for each human at the enterance to the visible range randomely and publish that class to Human class data topic as same as actual Node for human data extraction Lidar and camera Nodes does. Then these data will be used by data buffer Node and process the data as described in the implementation.</text:p>
      <text:p text:style-name="P28"/>
      <text:p text:style-name="P28">Here is the environment simulation Node in python. Also the system uses custoum data type called Entities and VelocityClassData to transmit data between nodes.</text:p>
      <text:p text:style-name="P28"/>
      <text:p text:style-name="P25">#!/usr/bin/env python3</text:p>
      <text:p text:style-name="P17"/>
      <text:p text:style-name="P16"><text:span text:style-name="T12">import</text:span> <text:span text:style-name="T6">rclpy</text:span></text:p>
      <text:p text:style-name="P16"><text:span text:style-name="T12">from</text:span> <text:span text:style-name="T6">rclpy</text:span>.<text:span text:style-name="T6">node</text:span> <text:span text:style-name="T12">import</text:span> <text:span text:style-name="T6">Node</text:span></text:p>
      <text:p text:style-name="P16"><text:span text:style-name="T12">from</text:span> <text:span text:style-name="T6">smrr_interfaces</text:span>.<text:span text:style-name="T6">msg</text:span> <text:span text:style-name="T12">import</text:span> <text:span text:style-name="T6">Entities</text:span>, <text:span text:style-name="T6">VelocityClassData</text:span></text:p>
      <text:p text:style-name="P16"><text:span text:style-name="T12">from</text:span> <text:span text:style-name="T6">std_msgs</text:span>.<text:span text:style-name="T6">msg</text:span> <text:span text:style-name="T12">import</text:span> <text:span text:style-name="T6">Int32MultiArray</text:span>, <text:span text:style-name="T6">Float32MultiArray</text:span></text:p>
      <text:p text:style-name="P16"><text:span text:style-name="T12">import</text:span> <text:span text:style-name="T6">numpy</text:span> <text:span text:style-name="T12">as</text:span> <text:span text:style-name="T6">np</text:span></text:p>
      <text:p text:style-name="P16"><text:span text:style-name="T12">import</text:span> <text:span text:style-name="T6">random</text:span></text:p>
      <text:p text:style-name="P17"/>
      <text:p text:style-name="P23"># create a publisher in Entity data type for testing </text:p>
      <text:p text:style-name="P16"><text:span text:style-name="T27">class</text:span> <text:span text:style-name="T6">TestDataPub</text:span>(<text:span text:style-name="T6">Node</text:span>):</text:p>
      <text:p text:style-name="P16"><text:span text:style-name="T27">def</text:span> <text:span text:style-name="T8">__init__</text:span>(<text:span text:style-name="T1">self</text:span>):</text:p>
      <text:p text:style-name="P16"><text:span text:style-name="T6">super</text:span>().<text:span text:style-name="T8">__init__</text:span>(<text:span text:style-name="T29">'test_data_pub'</text:span>)</text:p>
      <text:p text:style-name="P16"><text:span text:style-name="T1">self</text:span>.<text:span text:style-name="T1">pub</text:span> <text:span text:style-name="T5">=</text:span> <text:span text:style-name="T1">self</text:span>.<text:span text:style-name="T8">create_publisher</text:span>(<text:span text:style-name="T6">Entities</text:span>, <text:span text:style-name="T29">'/object_tracker/laser_data_array'</text:span>, <text:span text:style-name="T7">10</text:span>)</text:p>
      <text:p text:style-name="P16"><text:span text:style-name="T1">self</text:span>.<text:span text:style-name="T1">timer</text:span> <text:span text:style-name="T5">=</text:span> <text:span text:style-name="T1">self</text:span>.<text:span text:style-name="T8">create_timer</text:span>(<text:span text:style-name="T7">0.5</text:span>, <text:span text:style-name="T1">self</text:span>.<text:span text:style-name="T8">timer_callback</text:span>)</text:p>
      <text:p text:style-name="P17"/>
      <text:p text:style-name="P16"><text:span text:style-name="T1">self</text:span>.<text:span text:style-name="T1">clases</text:span> <text:span text:style-name="T5">=</text:span> []</text:p>
      <text:p text:style-name="P16"><text:span text:style-name="T1">self</text:span>.<text:span text:style-name="T1">x_positions</text:span> <text:span text:style-name="T5">=</text:span> []</text:p>
      <text:p text:style-name="P16"><text:span text:style-name="T1">self</text:span>.<text:span text:style-name="T1">y_positions</text:span> <text:span text:style-name="T5">=</text:span> []</text:p>
      <text:p text:style-name="P17"/>
      <text:p text:style-name="P16"><text:span text:style-name="T27">def</text:span> <text:span text:style-name="T8">agennt_entry</text:span>(<text:span text:style-name="T1">self</text:span>):</text:p>
      <text:p text:style-name="P16"><text:span text:style-name="T1">new_class</text:span> <text:span text:style-name="T5">=</text:span> <text:span text:style-name="T6">str</text:span>(<text:span text:style-name="T6">random</text:span>.<text:span text:style-name="T1">randint</text:span>(<text:span text:style-name="T7">0</text:span>, <text:span text:style-name="T7">3</text:span>))</text:p>
      <text:p text:style-name="P16"><text:span text:style-name="T1">new_x</text:span> <text:span text:style-name="T5">=</text:span><text:span text:style-name="T6">random</text:span>.<text:span text:style-name="T1">uniform</text:span>(<text:span text:style-name="T7">1.0</text:span>,<text:span text:style-name="T7">10.0</text:span>)</text:p>
      <text:p text:style-name="P16"><text:soft-page-break/><text:span text:style-name="T1">new_y</text:span> <text:span text:style-name="T5">=</text:span> <text:span text:style-name="T6">random</text:span>.<text:span text:style-name="T1">uniform</text:span>(<text:span text:style-name="T7">1.0</text:span>,<text:span text:style-name="T7">10.0</text:span>)</text:p>
      <text:p text:style-name="P17"/>
      <text:p text:style-name="P16"><text:span text:style-name="T1">self</text:span>.<text:span text:style-name="T1">clases</text:span>.<text:span text:style-name="T8">append</text:span>(<text:span text:style-name="T1">new_class</text:span>)</text:p>
      <text:p text:style-name="P16"><text:span text:style-name="T1">self</text:span>.<text:span text:style-name="T1">x_positions</text:span>.<text:span text:style-name="T8">append</text:span>(<text:span text:style-name="T1">new_x</text:span>)</text:p>
      <text:p text:style-name="P16"><text:span text:style-name="T1">self</text:span>.<text:span text:style-name="T1">y_positions</text:span>.<text:span text:style-name="T8">append</text:span>(<text:span text:style-name="T1">new_y</text:span>)</text:p>
      <text:p text:style-name="P17"/>
      <text:p text:style-name="P16"><text:span text:style-name="T1">self</text:span>.<text:span text:style-name="T8">get_logger</text:span>().<text:span text:style-name="T8">info</text:span>(<text:span text:style-name="T29">'New agent: class: </text:span><text:span text:style-name="T27">{new_class}</text:span><text:span text:style-name="T29">, x: </text:span><text:span text:style-name="T27">{new_x}</text:span><text:span text:style-name="T29">, y: </text:span><text:span text:style-name="T27">{new_y}</text:span><text:span text:style-name="T29">'</text:span>)</text:p>
      <text:p text:style-name="P16"><text:span text:style-name="T27">def</text:span> <text:span text:style-name="T8">agent_exit</text:span>(<text:span text:style-name="T1">self</text:span>):</text:p>
      <text:p text:style-name="P16"><text:span text:style-name="T12">if</text:span> <text:span text:style-name="T1">self</text:span>.<text:span text:style-name="T1">x_positions</text:span>:</text:p>
      <text:p text:style-name="P16"><text:span text:style-name="T1">inx</text:span> <text:span text:style-name="T5">=</text:span> <text:span text:style-name="T6">random</text:span>.<text:span text:style-name="T1">randint</text:span>(<text:span text:style-name="T7">0</text:span>,<text:span text:style-name="T8">len</text:span>(<text:span text:style-name="T1">self</text:span>.<text:span text:style-name="T1">x_positions</text:span>)<text:span text:style-name="T5">-</text:span><text:span text:style-name="T7">1</text:span>)</text:p>
      <text:p text:style-name="P16"><text:span text:style-name="T1">self</text:span>.<text:span text:style-name="T1">x_positions</text:span>[<text:span text:style-name="T1">inx</text:span>] <text:span text:style-name="T5">=</text:span> <text:span text:style-name="T7">0.0</text:span></text:p>
      <text:p text:style-name="P16"><text:span text:style-name="T1">self</text:span>.<text:span text:style-name="T1">y_positions</text:span>[<text:span text:style-name="T1">inx</text:span>] <text:span text:style-name="T5">=</text:span> <text:span text:style-name="T7">0.0</text:span></text:p>
      <text:p text:style-name="P17"/>
      <text:p text:style-name="P16"><text:span text:style-name="T1">self</text:span>.<text:span text:style-name="T8">get_logger</text:span>().<text:span text:style-name="T8">info</text:span>(<text:span text:style-name="T29">' Agent exit : class: </text:span><text:span text:style-name="T27">{self.clases[inx]}</text:span><text:span text:style-name="T29">, x: </text:span><text:span text:style-name="T27">{self.x_positions[inx]}</text:span><text:span text:style-name="T29">, y: </text:span><text:span text:style-name="T27">{self.y_positions[inx]}</text:span><text:span text:style-name="T29">'</text:span>)</text:p>
      <text:p text:style-name="P17"/>
      <text:p text:style-name="P23"># publish the data</text:p>
      <text:p text:style-name="P16"><text:span text:style-name="T1">self</text:span>.<text:span text:style-name="T8">publish_data</text:span>()</text:p>
      <text:p text:style-name="P17"/>
      <text:p text:style-name="P23"># remove the agent in next iteration</text:p>
      <text:p text:style-name="P16"><text:span text:style-name="T12">del</text:span> <text:span text:style-name="T1">self</text:span>.<text:span text:style-name="T1">clases</text:span>[<text:span text:style-name="T1">inx</text:span>]</text:p>
      <text:p text:style-name="P16"><text:span text:style-name="T12">del</text:span> <text:span text:style-name="T1">self</text:span>.<text:span text:style-name="T1">x_positions</text:span>[<text:span text:style-name="T1">inx</text:span>]</text:p>
      <text:p text:style-name="P16"><text:span text:style-name="T12">del</text:span> <text:span text:style-name="T1">self</text:span>.<text:span text:style-name="T1">y_positions</text:span>[<text:span text:style-name="T1">inx</text:span>]</text:p>
      <text:p text:style-name="P18"/>
      <text:p text:style-name="P16"><text:span text:style-name="T27">def</text:span> <text:span text:style-name="T8">timer_callback</text:span>(<text:span text:style-name="T1">self</text:span>):</text:p>
      <text:p text:style-name="P16"><text:span text:style-name="T1">flag</text:span> <text:span text:style-name="T5">=</text:span> <text:span text:style-name="T7">0</text:span></text:p>
      <text:p text:style-name="P16"><text:span text:style-name="T12">if</text:span> <text:span text:style-name="T6">random</text:span>.<text:span text:style-name="T1">random</text:span>() <text:span text:style-name="T5">&lt;</text:span> <text:span text:style-name="T7">0.4</text:span>:</text:p>
      <text:p text:style-name="P23"># 40 % chance of agent enter</text:p>
      <text:p text:style-name="P16"><text:span text:style-name="T1">self</text:span>.<text:span text:style-name="T8">agennt_entry</text:span>()</text:p>
      <text:p text:style-name="P16"><text:span text:style-name="T1">flag</text:span> <text:span text:style-name="T5">=</text:span> <text:span text:style-name="T7">1</text:span></text:p>
      <text:p text:style-name="P16"><text:span text:style-name="T12">if</text:span> <text:span text:style-name="T6">random</text:span>.<text:span text:style-name="T1">random</text:span>() <text:span text:style-name="T5">&lt;</text:span> <text:span text:style-name="T7">0.38</text:span> <text:span text:style-name="T27">and</text:span> <text:span text:style-name="T1">self</text:span>.<text:span text:style-name="T1">x_positions</text:span>:</text:p>
      <text:p text:style-name="P23"># 38 % chance of agent exit</text:p>
      <text:p text:style-name="P16"><text:span text:style-name="T1">self</text:span>.<text:span text:style-name="T8">agent_exit</text:span>()</text:p>
      <text:p text:style-name="P16"><text:span text:style-name="T1">flag</text:span> <text:span text:style-name="T5">=</text:span> <text:span text:style-name="T7">1</text:span></text:p>
      <text:p text:style-name="P17"/>
      <text:p text:style-name="P16"><text:span text:style-name="T12">if</text:span> <text:span text:style-name="T6">random</text:span>.<text:span text:style-name="T1">random</text:span>() <text:span text:style-name="T5">&lt;</text:span> <text:span text:style-name="T7">0.95</text:span> <text:span text:style-name="T27">and</text:span> <text:span text:style-name="T1">self</text:span>.<text:span text:style-name="T1">x_positions</text:span> <text:span text:style-name="T27">and</text:span> <text:span text:style-name="T1">flag</text:span> <text:span text:style-name="T5">==</text:span> <text:span text:style-name="T7">0</text:span>:</text:p>
      <text:p text:style-name="P23"># 95 % chance of agent move</text:p>
      <text:p text:style-name="P16"><text:span text:style-name="T1">self</text:span>.<text:span text:style-name="T8">update_positions</text:span>()</text:p>
      <text:p text:style-name="P16"><text:span text:style-name="T1">self</text:span>.<text:span text:style-name="T8">publish_data</text:span>()</text:p>
      <text:p text:style-name="P17"/>
      <text:p text:style-name="P16"><text:span text:style-name="T27">def</text:span> <text:span text:style-name="T8">update_positions</text:span>(<text:span text:style-name="T1">self</text:span>):</text:p>
      <text:p text:style-name="P16"><text:span text:style-name="T12">for</text:span> <text:span text:style-name="T1">i</text:span> <text:span text:style-name="T12">in</text:span> <text:span text:style-name="T6">range</text:span>(<text:span text:style-name="T8">len</text:span>(<text:span text:style-name="T1">self</text:span>.<text:span text:style-name="T1">x_positions</text:span>)):</text:p>
      <text:p text:style-name="P16"><text:span text:style-name="T12">if</text:span> <text:span text:style-name="T1">self</text:span>.<text:span text:style-name="T1">x_positions</text:span>[<text:span text:style-name="T1">i</text:span>] <text:span text:style-name="T5">==</text:span> <text:span text:style-name="T7">0</text:span> <text:span text:style-name="T27">or</text:span> <text:span text:style-name="T1">self</text:span>.<text:span text:style-name="T1">y_positions</text:span>[<text:span text:style-name="T1">i</text:span>] <text:span text:style-name="T5">==</text:span> <text:span text:style-name="T7">0</text:span>:</text:p>
      <text:p text:style-name="P29">continue</text:p>
      <text:p text:style-name="P16"><text:span text:style-name="T1">self</text:span>.<text:span text:style-name="T1">x_positions</text:span>[<text:span text:style-name="T1">i</text:span>] <text:span text:style-name="T5">+=</text:span> <text:span text:style-name="T6">random</text:span>.<text:span text:style-name="T1">uniform</text:span>(<text:span text:style-name="T5">-</text:span><text:span text:style-name="T7">0.2</text:span>,<text:span text:style-name="T7">0.2</text:span>)</text:p>
      <text:p text:style-name="P16"><text:span text:style-name="T1">self</text:span>.<text:span text:style-name="T1">y_positions</text:span>[<text:span text:style-name="T1">i</text:span>] <text:span text:style-name="T5">+=</text:span> <text:span text:style-name="T6">random</text:span>.<text:span text:style-name="T1">uniform</text:span>(<text:span text:style-name="T5">-</text:span><text:span text:style-name="T7">0.2</text:span>,<text:span text:style-name="T7">0.2</text:span>)</text:p>
      <text:p text:style-name="P17"/>
      <text:p text:style-name="P16"><text:span text:style-name="T27">def</text:span> <text:span text:style-name="T8">publish_data</text:span>(<text:span text:style-name="T1">self</text:span>):</text:p>
      <text:p text:style-name="P16"><text:span text:style-name="T1">msg</text:span> <text:span text:style-name="T5">=</text:span> <text:span text:style-name="T6">Entities</text:span>()</text:p>
      <text:p text:style-name="P16"><text:span text:style-name="T1">msg</text:span>.<text:span text:style-name="T1">x</text:span> <text:span text:style-name="T5">=</text:span> <text:span text:style-name="T1">self</text:span>.<text:span text:style-name="T1">x_positions</text:span></text:p>
      <text:p text:style-name="P16"><text:soft-page-break/><text:span text:style-name="T1">msg</text:span>.<text:span text:style-name="T1">y</text:span> <text:span text:style-name="T5">=</text:span> <text:span text:style-name="T1">self</text:span>.<text:span text:style-name="T1">y_positions</text:span></text:p>
      <text:p text:style-name="P16"><text:span text:style-name="T1">msg</text:span>.<text:span text:style-name="T1">classes</text:span> <text:span text:style-name="T5">=</text:span> <text:span text:style-name="T1">self</text:span>.<text:span text:style-name="T1">clases</text:span></text:p>
      <text:p text:style-name="P16"><text:span text:style-name="T1">msg</text:span>.<text:span text:style-name="T1">count</text:span> <text:span text:style-name="T5">=</text:span> <text:span text:style-name="T8">len</text:span>(<text:span text:style-name="T1">self</text:span>.<text:span text:style-name="T1">x_positions</text:span>)</text:p>
      <text:p text:style-name="P16"><text:span text:style-name="T1">self</text:span>.<text:span text:style-name="T1">pub</text:span>.<text:span text:style-name="T8">publish</text:span>(<text:span text:style-name="T1">msg</text:span>)</text:p>
      <text:p text:style-name="P17"/>
      <text:p text:style-name="P16"><text:span text:style-name="T1">self</text:span>.<text:span text:style-name="T8">get_logger</text:span>().<text:span text:style-name="T8">info</text:span>(<text:span text:style-name="T27">f</text:span><text:span text:style-name="T29">'Published </text:span><text:span text:style-name="T27">{</text:span><text:span text:style-name="T1">msg</text:span>.<text:span text:style-name="T1">count</text:span><text:span text:style-name="T27">}</text:span><text:span text:style-name="T29"> agents , x: </text:span><text:span text:style-name="T27">{</text:span><text:span text:style-name="T1">msg</text:span>.<text:span text:style-name="T1">x</text:span><text:span text:style-name="T27">}</text:span><text:span text:style-name="T29">, y: </text:span><text:span text:style-name="T27">{</text:span><text:span text:style-name="T1">msg</text:span>.<text:span text:style-name="T1">y</text:span><text:span text:style-name="T27">}</text:span><text:span text:style-name="T29">, classes: </text:span><text:span text:style-name="T27">{</text:span><text:span text:style-name="T1">msg</text:span>.<text:span text:style-name="T1">classes</text:span><text:span text:style-name="T27">}</text:span><text:span text:style-name="T29">'</text:span>)</text:p>
      <text:p text:style-name="P17"/>
      <text:p text:style-name="P16"><text:span text:style-name="T27">def</text:span> <text:span text:style-name="T8">main</text:span>(<text:span text:style-name="T1">args</text:span><text:span text:style-name="T5">=</text:span><text:span text:style-name="T27">None</text:span>):</text:p>
      <text:p text:style-name="P16"><text:span text:style-name="T6">rclpy</text:span>.<text:span text:style-name="T8">init</text:span>(<text:span text:style-name="T1">args</text:span><text:span text:style-name="T5">=</text:span><text:span text:style-name="T1">args</text:span>)</text:p>
      <text:p text:style-name="P17"/>
      <text:p text:style-name="P16"><text:span text:style-name="T1">test_data_pub</text:span> <text:span text:style-name="T5">=</text:span> <text:span text:style-name="T6">TestDataPub</text:span>()</text:p>
      <text:p text:style-name="P17"/>
      <text:p text:style-name="P16"><text:span text:style-name="T6">rclpy</text:span>.<text:span text:style-name="T8">spin</text:span>(<text:span text:style-name="T1">test_data_pub</text:span>)</text:p>
      <text:p text:style-name="P17"/>
      <text:p text:style-name="P16"><text:span text:style-name="T1">test_data_pub</text:span>.<text:span text:style-name="T8">destroy_node</text:span>()</text:p>
      <text:p text:style-name="P16"><text:span text:style-name="T6">rclpy</text:span>.<text:span text:style-name="T8">shutdown</text:span>()</text:p>
      <text:p text:style-name="P17"/>
      <text:p text:style-name="P16"><text:span text:style-name="T12">if</text:span> <text:span text:style-name="T1">__name__</text:span> <text:span text:style-name="T5">==</text:span> <text:span text:style-name="T29">'__main__'</text:span>:</text:p>
      <text:p text:style-name="P17"><text:span text:style-name="T9">main</text:span><text:span text:style-name="T3">()</text:span><text:span text:style-name="T31"> </text:span></text:p>
      <text:p text:style-name="Standard"/>
      <text:p text:style-name="Standard"/>
      <text:p text:style-name="P30">here is the published human data of human agents and the corresponding estimation for preferred velocities for 2 iteration of lidar sensor updates.</text:p>
      <text:p text:style-name="P30"/>
      <text:p text:style-name="Standard">Discussion</text:p>
      <text:p text:style-name="P30">as described above human preferred velocity estimation done using kalman filter.</text:p>
      <text:p text:style-name="P30">Describe why EKP not used for this.</text:p>
      <text:p text:style-name="P30">Need to descuss the posiible improvement of path prediction of human agents.</text:p>
      <text:p text:style-name="P30">The actual performances are yet to be researched.</text:p>
      <text:p text:style-name="P30"/>
      <text:p text:style-name="Standard">Conclusion</text:p>
      <text:p text:style-name="P30">develop conclu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3T11:45:56.357651990</meta:creation-date>
    <dc:date>2024-12-13T16:27:46.014996294</dc:date>
    <meta:editing-duration>PT30M16S</meta:editing-duration>
    <meta:editing-cycles>2</meta:editing-cycles>
    <meta:generator>LibreOffice/7.3.7.2$Linux_X86_64 LibreOffice_project/30$Build-2</meta:generator>
    <meta:document-statistic meta:table-count="0" meta:image-count="0" meta:object-count="0" meta:page-count="7" meta:paragraph-count="228" meta:word-count="2374" meta:character-count="15455" meta:non-whitespace-character-count="13284"/>
  </office:meta>
</office:document-meta>
</file>